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15cd" officeooo:paragraph-rsid="000415cd"/>
    </style:style>
    <style:style style:name="P2" style:family="paragraph" style:parent-style-name="Standard">
      <style:paragraph-properties fo:text-align="start" style:justify-single-word="false"/>
      <style:text-properties officeooo:rsid="00050dfb" officeooo:paragraph-rsid="00050dfb"/>
    </style:style>
    <style:style style:name="P3" style:family="paragraph" style:parent-style-name="Standard">
      <style:paragraph-properties fo:text-align="start" style:justify-single-word="false"/>
      <style:text-properties officeooo:rsid="00158f48" officeooo:paragraph-rsid="00158f48"/>
    </style:style>
    <style:style style:name="P4" style:family="paragraph" style:parent-style-name="Standard">
      <style:paragraph-properties fo:text-align="start" style:justify-single-word="false"/>
      <style:text-properties fo:font-weight="bold" officeooo:rsid="00158f48" officeooo:paragraph-rsid="00158f48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5ca5a" officeooo:paragraph-rsid="0015ca5a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0158f48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58f48" officeooo:paragraph-rsid="00158f4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58f48" officeooo:paragraph-rsid="00158f48"/>
    </style:style>
    <style:style style:name="P9" style:family="paragraph" style:parent-style-name="Standard" style:list-style-name="L3">
      <style:paragraph-properties fo:text-align="start" style:justify-single-word="false"/>
      <style:text-properties officeooo:rsid="00050dfb" officeooo:paragraph-rsid="00050dfb"/>
    </style:style>
    <style:style style:name="P10" style:family="paragraph" style:parent-style-name="Standard" style:list-style-name="L4">
      <style:paragraph-properties fo:text-align="start" style:justify-single-word="false"/>
      <style:text-properties officeooo:rsid="0015ca5a" officeooo:paragraph-rsid="0015ca5a"/>
    </style:style>
    <style:style style:name="T1" style:family="text">
      <style:text-properties officeooo:rsid="00158f48"/>
    </style:style>
    <style:style style:name="T2" style:family="text">
      <style:text-properties fo:font-style="italic" officeooo:rsid="00158f48" style:font-style-asian="italic" style:font-style-complex="italic"/>
    </style:style>
    <style:style style:name="T3" style:family="text">
      <style:text-properties fo:font-style="italic" officeooo:rsid="00187116" style:font-style-asian="italic" style:font-style-complex="italic"/>
    </style:style>
    <style:style style:name="T4" style:family="text">
      <style:text-properties officeooo:rsid="0018711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hD Proposal Outline</text:p>
      <text:p text:style-name="P1"/>
      <text:p text:style-name="P2"><text:span text:style-name="T1">Study 1: </text:span>Neural Correlates of Music Familiarity</text:p>
      <text:list xml:id="list3864957482142604220" text:style-name="L1">
        <text:list-item>
          <text:p text:style-name="P7">Very controlled experiment in terms of familiarity</text:p>
        </text:list-item>
        <text:list-item>
          <text:p text:style-name="P7">BOLD contrasts – which areas are involved in music familiarity? Do we replicate what past studies have found? </text:p>
          <text:list>
            <text:list-item>
              <text:p text:style-name="P7">Using PCA – are there different networks involved in music familiarity? </text:p>
            </text:list-item>
            <text:list-item>
              <text:p text:style-name="P7">familiar vs unfamiliar – How does the music familiarity “network” change as people become more familiar? Are fewer/different areas involved as music becomes more familiar?</text:p>
            </text:list-item>
            <text:list-item>
              <text:p text:style-name="P7">lyrics vs no-lyrics – how do lyrics affect <text:span text:style-name="T4">the </text:span>familiarity “network”? Are different areas involved than when lyrics are not present?</text:p>
            </text:list-item>
          </text:list>
        </text:list-item>
        <text:list-item>
          <text:p text:style-name="P7">Lucy – ISS </text:p>
          <text:list>
            <text:list-item>
              <text:p text:style-name="P7">Is there synchrony to music across people – does it become more prominent with familiarity? With lyrics?</text:p>
            </text:list-item>
          </text:list>
        </text:list-item>
      </text:list>
      <text:p text:style-name="P4"/>
      <text:p text:style-name="P3">Next steps:</text:p>
      <text:list xml:id="list112432784305403887" text:style-name="L2">
        <text:list-item>
          <text:p text:style-name="P6"><text:span text:style-name="T1">How is music familiarity the same/different as memory for other things? (</text:span><text:span text:style-name="T2">what other things? </text:span><text:span text:style-name="T3">How would we test that?</text:span><text:span text:style-name="T2">)</text:span></text:p>
        </text:list-item>
        <text:list-item>
          <text:p text:style-name="P8">Are these differences the reason why musical memory is spared in AD?</text:p>
        </text:list-item>
      </text:list>
      <text:list xml:id="list1585410855009801864" text:style-name="L3">
        <text:list-item>
          <text:list>
            <text:list-item>
              <text:p text:style-name="P9">AD – why is musical memory spared?</text:p>
            </text:list-item>
          </text:list>
        </text:list-item>
        <text:list-item>
          <text:p text:style-name="P9">MCS – can familiar music <text:span text:style-name="T1">networks</text:span> be used as a marker of consciousness? <text:span text:style-name="T1">(like Lorina’s 2014 movie watching paper)</text:span></text:p>
        </text:list-item>
      </text:list>
      <text:p text:style-name="P2"/>
      <text:p text:style-name="P5">Other ideas:</text:p>
      <text:list xml:id="list5821688165461678239" text:style-name="L4">
        <text:list-item>
          <text:p text:style-name="P10">If there is a musician/non-musician difference in Study 1 could explore those differences further</text:p>
          <text:list>
            <text:list-item>
              <text:p text:style-name="P10">i.e. how does musical training affect music familiarity networks?</text:p>
            </text:list-item>
          </text:list>
        </text:list-item>
        <text:list-item>
          <text:p text:style-name="P10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Sternin</meta:initial-creator>
    <meta:creation-date>2017-04-28T12:55:47.426348000</meta:creation-date>
    <dc:date>2017-05-03T12:01:49.744097000</dc:date>
    <dc:creator>A Sternin</dc:creator>
    <meta:editing-duration>PT2H24M58S</meta:editing-duration>
    <meta:editing-cycles>9</meta:editing-cycles>
    <meta:generator>LibreOffice/5.2.3.3$MacOSX_X86_64 LibreOffice_project/d54a8868f08a7b39642414cf2c8ef2f228f780cf</meta:generator>
    <meta:document-statistic meta:table-count="0" meta:image-count="0" meta:object-count="0" meta:page-count="1" meta:paragraph-count="18" meta:word-count="202" meta:character-count="1247" meta:non-whitespace-character-count="1065"/>
  </office:meta>
</office:document-meta>
</file>